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40" officeooo:paragraph-rsid="00079d40"/>
    </style:style>
    <style:style style:name="P2" style:family="paragraph" style:parent-style-name="Standard">
      <style:paragraph-properties fo:text-align="justify" style:justify-single-word="false"/>
      <style:text-properties officeooo:rsid="00079d40" officeooo:paragraph-rsid="00079d4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c3eb" officeooo:paragraph-rsid="0007c3e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10b" officeooo:paragraph-rsid="0008610b" style:font-weight-asian="bold" style:font-weight-complex="bold"/>
    </style:style>
    <style:style style:name="P5" style:family="paragraph" style:parent-style-name="Standard">
      <style:text-properties fo:font-weight="bold" officeooo:rsid="000a4b90" officeooo:paragraph-rsid="000a4b9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4b90" officeooo:paragraph-rsid="000a4b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2dce" officeooo:paragraph-rsid="000b2d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462d" officeooo:paragraph-rsid="000b462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9c00" officeooo:paragraph-rsid="000d9c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9cdd" officeooo:paragraph-rsid="000d9c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f8b35" officeooo:paragraph-rsid="000f8b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27b7" officeooo:paragraph-rsid="001127b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79d40"/>
    </style:style>
    <style:style style:name="P14" style:family="paragraph" style:parent-style-name="Standard">
      <style:text-properties fo:font-weight="normal" officeooo:rsid="00079d40" officeooo:paragraph-rsid="00079d40" style:font-weight-asian="normal" style:font-weight-complex="normal"/>
    </style:style>
    <style:style style:name="T1" style:family="text">
      <style:text-properties officeooo:rsid="00079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d4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7c3eb" style:font-weight-asian="normal" style:font-weight-complex="normal"/>
    </style:style>
    <style:style style:name="T7" style:family="text">
      <style:text-properties fo:language="en" fo:country="US" fo:font-weight="normal" officeooo:rsid="0008610b" style:font-weight-asian="normal" style:font-weight-complex="normal"/>
    </style:style>
    <style:style style:name="T8" style:family="text">
      <style:text-properties fo:language="en" fo:country="US" fo:font-weight="normal" officeooo:rsid="000a4b90" style:font-weight-asian="normal" style:font-weight-complex="normal"/>
    </style:style>
    <style:style style:name="T9" style:family="text">
      <style:text-properties fo:language="en" fo:country="US" fo:font-weight="normal" officeooo:rsid="000b462d" style:font-weight-asian="normal" style:font-weight-complex="normal"/>
    </style:style>
    <style:style style:name="T10" style:family="text">
      <style:text-properties fo:language="en" fo:country="US" fo:font-weight="normal" officeooo:rsid="000bc358" style:font-weight-asian="normal" style:font-weight-complex="normal"/>
    </style:style>
    <style:style style:name="T11" style:family="text">
      <style:text-properties fo:language="en" fo:country="US" fo:font-weight="normal" officeooo:rsid="000d9cdd" style:font-weight-asian="normal" style:font-weight-complex="normal"/>
    </style:style>
    <style:style style:name="T12" style:family="text">
      <style:text-properties fo:language="en" fo:country="US" officeooo:rsid="000a4b90"/>
    </style:style>
    <style:style style:name="T13" style:family="text">
      <style:text-properties fo:language="en" fo:country="US" officeooo:rsid="000bc358"/>
    </style:style>
    <style:style style:name="T14" style:family="text">
      <style:text-properties fo:language="en" fo:country="US" officeooo:rsid="000d9cdd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.</text:p>
      <text:p text:style-name="P1"/>
      <text:p text:style-name="P2"><text:span text:style-name="T2">Statically Typed Language </text:span>– Every variable and every expression has a type that is know at compile time.</text:p>
      <text:p text:style-name="P13"><text:span text:style-name="T3">Dynamically Typed Language –</text:span><text:span text:style-name="T1"> </text:span><text:span text:style-name="T6">These language</text:span><text:span text:style-name="T5"> do not require any pre-defined data type for any variable as it is interpreted at runtime by the machine itself.</text:span></text:p>
      <text:p text:style-name="P3"><text:span text:style-name="T4">Strongly Typed Language- </text:span><text:span text:style-name="T7">These language should be declaration of every variable with a data type.</text:span></text:p>
      <text:p text:style-name="P4"><text:span text:style-name="T4">Loos</text:span><text:span text:style-name="T12">e</text:span><text:span text:style-name="T4">ly typed Language- </text:span><text:span text:style-name="T8">These language do not require declaration of variable with a data type.</text:span></text:p>
      <text:p text:style-name="P4"><text:span text:style-name="T8"/></text:p>
      <text:p text:style-name="P6"><text:span text:style-name="T4">Java</text:span><text:span text:style-name="T5"> is </text:span><text:span text:style-name="T4">Statically typed</text:span><text:span text:style-name="T5">, </text:span><text:span text:style-name="T4">Dynamically typed</text:span><text:span text:style-name="T5"> and </text:span><text:span text:style-name="T4">strongly typed</text:span><text:span text:style-name="T5"> language.</text:span></text:p>
      <text:p text:style-name="P5"><text:span text:style-name="T5"/></text:p>
      <text:p text:style-name="P5"><text:span text:style-name="T5"/></text:p>
      <text:p text:style-name="P5"><text:span text:style-name="T5">2).</text:span></text:p>
      <text:p text:style-name="P5"><text:span text:style-name="T5"/></text:p>
      <text:p text:style-name="P7"><text:span text:style-name="T4">Case Sensitive – </text:span><text:span text:style-name="T9">The language can differentiate upper case and lower case is case sensitive language.</text:span></text:p>
      <text:p text:style-name="P8"><text:span text:style-name="T5"><text:s text:c="18"/></text:span><text:span text:style-name="T11">E</text:span><text:span text:style-name="T4">g-</text:span><text:span text:style-name="T5">:</text:span><text:span text:style-name="T10">Person – it should be class name</text:span></text:p>
      <text:p text:style-name="P8"><text:span text:style-name="T10"><text:s text:c="25"/>person – it should be variable name</text:span></text:p>
      <text:p text:style-name="P8"><text:span text:style-name="T10"/></text:p>
      <text:p text:style-name="P9"><text:span text:style-name="T13">C</text:span><text:span text:style-name="T4">ase insensitive</text:span><text:span text:style-name="T5"> – </text:span><text:span text:style-name="T11">T</text:span><text:span text:style-name="T5">he language ignore the deferent between the upper case and lower case.</text:span></text:p>
      <text:p text:style-name="P9"><text:span text:style-name="T5"/></text:p>
      <text:p text:style-name="P9"><text:span text:style-name="T5"><text:s text:c="19"/></text:span><text:span text:style-name="T4">Eg:</text:span><text:span text:style-name="T5">-myPerson,myperson both name represent same identifiers.</text:span></text:p>
      <text:p text:style-name="P9"><text:span text:style-name="T5"/></text:p>
      <text:p text:style-name="P9"><text:span text:style-name="T4">Case Sensitive-Insensitive –</text:span><text:span text:style-name="T5"> </text:span><text:span text:style-name="T11">The language consider the both way of case sensitive and case insensitive.</text:span></text:p>
      <text:p text:style-name="P9"><text:span text:style-name="T11"/></text:p>
      <text:p text:style-name="P10"><text:span text:style-name="T4">Java is the case sensitive programming language.</text:span></text:p>
      <text:p text:style-name="P10"/>
      <text:p text:style-name="P10"/>
      <text:p text:style-name="P11">3).</text:p>
      <text:p text:style-name="P11"/>
      <text:p text:style-name="P12">Identity Conversion – <text:span text:style-name="T15">A conversion from a type to that same is permitted for any type.</text:span></text:p>
      <text:p text:style-name="P12"><text:span text:style-name="T15"/></text:p>
      <text:p text:style-name="P12"><text:span text:style-name="T15"><text:s text:c="13"/>Eg:- <text:s text:c="2"/>int myInt1 = 30;</text:span></text:p>
      <text:p text:style-name="P12"><text:span text:style-name="T15"><text:s text:c="23"/>int myInt2 :</text:span></text:p>
      <text:p text:style-name="P12"><text:span text:style-name="T15"><text:s text:c="23"/>myInt1 = myInt2;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generator>LibreOffice/7.3.7.2$Linux_X86_64 LibreOffice_project/30$Build-2</meta:generator>
    <dc:date>2023-08-01T22:40:38.834006769</dc:date>
    <meta:editing-duration>PT1M21S</meta:editing-duration>
    <meta:editing-cycles>2</meta:editing-cycles>
    <meta:document-statistic meta:table-count="0" meta:image-count="0" meta:object-count="0" meta:page-count="1" meta:paragraph-count="19" meta:word-count="179" meta:character-count="1263" meta:non-whitespace-character-count="972"/>
  </office:meta>
</office:document-meta>
</file>